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language="es" fo:country="ES"/>
    </style:style>
  </office:automatic-styles>
  <office:body>
    <office:text text:use-soft-page-breaks="true">
      <text:p text:style-name="P1">#Maison#</text:p>
      <text:p text:style-name="Standard">DInes = [("Bonjour mon Chaton, bien dormi ?", "J'aurais un Bentô pour Ambre, elle se trouve devant l'Autel, elle doit avoir faim."), ("Tu pourrais lui apporter Minou ? Merci d'avance !", "")]</text:p>
      <text:p text:style-name="Standard">DAmbre = [("Bonjour ! Je vois que tu te portes plutôt bien ~", "J'adore la nature..."), ("Je pourrais passer des heures à contempler le paysage...", "Pas toi ?")]</text:p>
      <text:p text:style-name="Standard">DInes2 = [("Salut Mon Amour ~", "Alors, Ambre a reçu son Bentô ?"), ("*Votre<text:s/>mère retourne dans ses pensées*", "")]</text:p>
      <text:p text:style-name="Standard">DAmbre2 = [("C'est pour moi, ça ?", "Tu remercieras ta mère de ma part ! Dis, ça a l'air délicieux ! ~"), ("Reviens me voir plus tard si ça te tente !", "")]</text:p>
      <text:p text:style-name="Standard">DInes3 = [("Salut Mon Amour ~", "Le professeur Richard veux te voir"), <text:s/>("Rejoins-le dans son Labo au Sud d’ici", "Il a des <text:s/>choses à te <text:s/>montrer")]</text:p>
      <text:p text:style-name="Standard">DInes3 = [("Salut Mon Amour ~", "As-tu <text:s/>vu le professeur ?"), <text:s/>("*Votre mère retourne dans ses pensées*", "")]</text:p>
      <text:p text:style-name="Standard">DAmbre3 = [("*Ambre est toujours en train de déguster<text:s/>votre Bento...*", "MMMmmmh... Exchellent !")]</text:p>
      <text:p text:style-name="Standard">#Labo#</text:p>
      <text:p text:style-name="Standard">DFabien = [("Oh Bonjour Jacques !", "Oui, je voulais te voir"), ("Tu te rappelles du moment où ton frère est parti …", "il y a déjà 3 ans ?") ,("Eh bien, il n’est pas <text:s/>parti sans rien laisser derrière <text:s/>lui", ""),("Il a laissé un journal que j’ai soigneusement récupéré", "…j’attendais le bon moment pour te le donner"),("Il mentionne notamment une grotte ", "Je penses que tu devrais commencer<text:s/>par-là")</text:p>
      <text:p text:style-name="Standard">DFabien2 = [("Alors Jacques…", "Cette Grotte ?")]</text:p>
      <text:p text:style-name="Standard">#Grotte#</text:p>
      <text:p text:style-name="Standard">DJean1<text:s/>= [("Le secret ?", "Je l’ai oublié…")]</text:p>
      <text:p text:style-name="Standard">DJean2 = [("Le secret ?", "Ah oui !"),<text:s/>("Yos…", "Je l’ai oublié…")]</text:p>
      <text:p text:style-name="Standard">DRyan1<text:s/>= [("Mal quelque part ? ", "Si ce n’est pas le cas, je suis <text:s/>occupé")]</text:p>
      <text:p text:style-name="Standard">DHyppolite = [("La description correspond", "C'est<text:s/>forcément<text:s text:c="2"/>lui")]</text:p>
      <text:p text:style-name="Standard">DArno = [("Il a raison...", "Attrapez-le!")]</text:p>
      <text:p text:style-name="Standard">DPaul = [("Ta<text:s/><text:span text:style-name="T2">Ta", "Yo Yo")]</text:span></text:p>
      <text:p text:style-name="Standard">DArno2 = [("Au rapport chef", "Nous l'avons trouvé et saisi !")]</text:p>
      <text:p text:style-name="Standard">DBarthelemy = [("En effet vous l'avez trouvé", "bien...bien..."),<text:s/>("<text:s/>Vous avez bien travaillé, vous pouvez disposer maintenant<text:s/>",<text:s/>"Je veux un interrogatoire, et seul. Je vous tiendrai informés"),("j'ai une requête",<text:s text:c="2"/>"je cherche un objet très précieux..."),("Accepterais tu...","de te joindre à ma quête?!"),("Je te donnerai des explications",<text:s text:c="2"/>"c'est promis!")]</text:p>
      <text:p text:style-name="Standard">DBarthelemy2 = <text:s/>[("Rejoins-moi plus loin dans la grotte", "Veux-tu?")]</text:p>
      <text:p text:style-name="Standard">DHyppolite2 = [("Ecoute le <text:s/>chef", "Veux-tu ?")]</text:p>
      <text:p text:style-name="Standard">DArno3 = [("Ecoute le<text:s/><text:s/>chef", "Veux-tu ?")]</text:p>
      <text:soft-page-break/>
      <text:p text:style-name="Standard">DPaul2 = [("Ecoute le <text:s/>chef", "Veux-tu ?")]</text:p>
      <text:p text:style-name="Normal">DBarthelemy3 = <text:s/>[("Regardes !", "Ils s’emparent de l’artefact !")]</text:p>
      <text:p text:style-name="Normal">DLeoG1<text:s/>=<text:s/>[("Empêchez les de passer !", "L’artefact passe avant tout !")]</text:p>
      <text:p text:style-name="Normal">*mort <text:s/>de Barthelemy*</text:p>
      <text:p text:style-name="Normal">#HOTEL #</text:p>
      <text:p text:style-name="Normal">DNicolas1<text:s/>=<text:s/>[("Bienvenu dans notre humble établissement", "Que puis-je faire pour vous ?")]</text:p>
      <text:p text:style-name="Normal">DJulie1<text:s/>=<text:s/>[("Notre maire est tellement beau", "…mais il me parait <text:s/>louche")]</text:p>
      <text:p text:style-name="Normal">DJulie2<text:s/>=<text:s/>[("Que puis-je faire pour vous ?", "Un hamburger <text:s/>peut être ?")]</text:p>
      <text:p text:style-name="Normal">DJoséphine1<text:s/>=<text:s/>[("*Se concentre sur sa <text:s text:c="2"/>chorégraphie*<text:s/>", "")]</text:p>
      <text:p text:style-name="Normal">DAmelie1<text:s/>=<text:s/>[("Et une pizza pour Ambre", "")]</text:p>
      <text:p text:style-name="Normal">DAmelie2<text:s/>=<text:s/>[("Et une raclette pour Adrien", "")]</text:p>
      <text:p text:style-name="Normal">DAmelie3<text:s/>=<text:s/>[("Et un bœuf bourguignon<text:s/><text:s/>fraichement aromatisé", "Aux fines herbes sur son lit de <text:s/>patate")]</text:p>
      <text:p text:style-name="Normal">DEmma1<text:s/>=<text:s/>[("MMMmmmmh…Cette salade", "Un vraie délice")]</text:p>
      <text:p text:style-name="Normal">DSacha1<text:s/>=<text:s/>[("Cette homme avec une cape", "Tu ne le trouves pas trop bizarre ?")]</text:p>
      <text:p text:style-name="Normal">DThomas1<text:s/>=<text:s/>[("Allé les <text:s text:c="2"/>filles !", "C’est ma tournée !")]</text:p>
      <text:p text:style-name="Normal">DThimoté1<text:s/>= [("Un intrus !", "Il faut prévenir le patron !")]</text:p>
      <text:p text:style-name="Normal">DVictorA1<text:s/>= [("Non, pas la peine", "On va s’en charger nous même !")]</text:p>
      <text:p text:style-name="Normal">DMarie1 <text:s/>= [("Je me <text:s/>demande", "fait <text:s/>tu <text:s/>attention à la couleur de tes chaussettes ?")]</text:p>
      <text:p text:style-name="Normal">DMarie2 <text:s/>= [("Tiens !", "Autobus !")]</text:p>
      <text:p text:style-name="Normal">DMarie3 <text:s/>= [("j’ai reçu un porte banane pour mon anniv", "C’est génial !")]</text:p>
      <text:p text:style-name="Normal">DMarie4<text:s/><text:s/>= [("Le patron ?", "Il est très occupé…"),("Bon je vais voir ce que <text:s/>je peux <text:s/>faire", "…Le<text:s/>voilà<text:s/>qui arrive !")]</text:p>
      <text:p text:style-name="Normal">DJulien1<text:s/>= [("Ah, Jacques, le grand, le fameux !",""),("Si je te connais ?", "Non bien sûr, ou alors peu."),("J'aime impressioner avec des grands airs.",<text:s text:c="2"/>"C'est toujours mieux que la paperasse officielle."),("Je suis bien content que tu sois venu de ton plein gré.",<text:s text:c="2"/>"Autrement tu serais venu de force, c'est à dire drogué et emballé dans un sac."),("Tu as neutralisé deux de mes Hommes en pleine affaire ...","et je n'aime pas ça."),("D'ailleurs j'ai oublié de me présenter.",<text:s text:c="2"/>"Julien Chaussecourte, leader de la Team Chaussecourte."),(" On est le gros poisson financier de la région.","Toutes les transaction, légales ou non, passent par nous."),("On est un cartel de drogue si tu veux", "Mais, je préfère le voir comme une opportunité financière".),("On est tellement riches !","On peut s'offrir la protection du Maire De Lanversin".),("C'est pas beau, ça ?",""),("Le seul obstacle au bon fonctionnement de mon business","..."),("C'est toi.",<text:s text:c="2"/>"C'est assez paradoxal que tu cherches autant d'ennuis."),("Si ton frère meurt sous tes yeux",<text:s text:c="2"/>"Il est peut-être temps d'arrêter de marcher dans ses pas ...")]</text:p>
      <text:p text:style-name="Normal">#MAIRIE#</text:p>
      <text:soft-page-break/>
      <text:p text:style-name="Normal">DSoana1<text:s/>= [("Ou est passé Tanguy ?",""),<text:s/>("Il faut que je lui explique une bonne fois pour toute",<text:s/>"A quoi sert un réveil")]</text:p>
      <text:p text:style-name="Standard">DArno4<text:s/>= [("Monsieur le Maire, vous allez devoir répondre à quelques questions.","Rassurez-vous, on ne veut que parler.")]</text:p>
      <text:p text:style-name="Standard">DTanguy1<text:s/>= [("Parler ?!","Je suppose que vous vous êtes armés pour parler aussi."), ("Vous venez de violer l'accès à un lieu privé.",<text:s text:c="2"/>"Assumez en la responsabilité !")]</text:p>
      <text:p text:style-name="Standard">DArno5<text:s/>= [("Nous sommes justement là pour parler de responsabilités.",<text:s text:c="2"/>"Notamment la responsabilité civile que vous oubliez en coorpérant avec la Team Chaussecourte."), ("Vous allez répondre à nos questions.","Et vous le savez.")]</text:p>
      <text:p text:style-name="Standard">DTanguy2 = [("...","Je vous écoute ...")]</text:p>
      <text:p text:style-name="Standard">DArno6<text:s/>= [("Comment êtes-vous impliqués avec la Team Chaussecourte ?","")]</text:p>
      <text:p text:style-name="Standard">DTanguy3 = [("...","Juste ça ? Je m'attendais à pire."),<text:s text:c="2"/>("Je ne fais que couvrir leurs transaction financières.",<text:s/>"Rien de plus, rien de moins.")]</text:p>
      <text:p text:style-name="Standard">DArno7<text:s/>= [("Rien de plus ?"," Et T.V alors ?"),<text:s text:c="2"/>("Jacques<text:s/>à<text:s/>découvert des immenses transactions entre la Team Chaussecourte et T.V.",<text:s text:c="2"/>"Qui est T.V ?!")]</text:p>
      <text:p text:style-name="Standard">DTanguy4 = [(""Qui sont" serait plus exact.",<text:s text:c="2"/>"Vous savez, la Team Verichon..."),("Je suis étonné que vous n'ayez pas trouvé plus tôt."),("C'est une légion miliaire pardi !","Ils travaillent en secret pour le gouvernement !"),("Tout ce qui se passe dans la région, ils le savent !","Je nous donne au maximum 10 minutes à vivre...","Ils doivent déjà savoir pour votre intrusion à la Mairie."),("Ils ne vous laisseront aucune chance si le Yostex est en jeu.",<text:s/>"Ils viennent, tuent, et partent !")]</text:p>
      <text:p text:style-name="Standard">DArno8<text:s/>= [("Où sont-ils ?","VITE !")]</text:p>
      <text:p text:style-name="Standard">DTanguy5 = [("Leur quartier général est dans une grotte au Nord.",<text:s/>"Elle est cachée sou...")]</text:p>
      <text:p text:style-name="Standard">DLeoG2 =<text:s/>[("Alt la !","Rendez-vous <text:s/>ou mourrez<text:s/>!")]</text:p>
      <text:p text:style-name="Standard">DClara1 =<text:s/>[("Vous <text:s text:c="2"/>commencez a <text:s/>troublé <text:s text:c="2"/>nos activités",<text:s/>"Je vous <text:s/>conseille d’obéir sur <text:s/>le champ")]</text:p>
      <text:p text:style-name="Normal">DVictoria1 =<text:s/>[("Ne nous <text:s/>sous-estimés pas! <text:s/>","Nous sommes des femmes fortes !")]</text:p>
      <text:p text:style-name="Standard">DLeoG3 =<text:s/>[("Parfaitement!",<text:s/>"Moi aussi!")]</text:p>
      <text:p text:style-name="Standard">*défaite de la TV*</text:p>
      <text:p text:style-name="Standard">#QG VERICHON#</text:p>
      <text:p text:style-name="Standard">#VAGABON#</text:p>
      <text:p text:style-name="Standard">DCharlesA1<text:s/>=<text:s/>[("l'Aube et le crépuscule...","n'oublie pas..."),<text:s/>("la vie est tel un kinder...","pleine de<text:s/>surprise")]<text:s/></text:p>
      <text:p text:style-name="Standard">DCharlesA2<text:s/>= [("Bouh","AAAH")]</text:p>
      <text:p text:style-name="Standard">DVictorD1 <text:s/>= [("*fixe votre poche*","Regardez un oiseau !"),<text:s/>("*vous vous retournez*","*Vous venez de perdre votre dignité<text:s/>*")]</text:p>
      <text:p text:style-name="Standard">DVictorD2 <text:s/>= [("*fixe votre poche*","Regardez un OURS !"),<text:s/>("*vous vous retournez*","*Vous venez de perdre votre virilité *")]</text:p>
      <text:soft-page-break/>
      <text:p text:style-name="Standard">DVictorD3 <text:s/>= [("*fixe votre poche*","Regardez une licorne !"),<text:s/>("*vous vous retournez*","*Vous venez de perdre votre crédibilité*")]</text:p>
      <text:p text:style-name="Standard">DVictorD4 <text:s/>= [("*fixe votre poche*","Regardez un demielf <text:s/>nain quadri classé unijambiste <text:s/>borgne avec des compétences de gnomes!"),<text:s/>("*vous vous retournez*","*Vous venez de perdre la tête*")]</text:p>
      <text:p text:style-name="Standard">DAdrien1 = [("Dites-moi mon brave", "Savez-vous quelle année <text:s/>sommes-nous ?")]</text:p>
      <text:p text:style-name="Standard">DAdrien2 = [("Vous ne savez pas où <text:s/>est passé Victor par hasard ?","Je suis sûr qu’il m’a encore donné la mauvaise direction ")]</text:p>
      <text:p text:style-name="Standard">DAdrien3 = [("Je rêve d’une bonne raclette", "Mais Charles a tout <text:s/>mangé"),<text:s/>("*Se met à pleurer*", "")]</text:p>
      <text:p text:style-name="Standard">DMarin1 = [("Vous ne comprenez <text:s/>pas ?", "La vérité n’est pas ce que vous pensez !"), ("*Se met à rire*", "")]</text:p>
      <text:p text:style-name="Standard">DMarin2 = [("Vous ne comprenez <text:s/>toujours pas ?", "Ce n’est pas grave"), ("*Se met à rire*", "")]</text:p>
      <text:p text:style-name="Standard"/>
      <text:p text:style-name="Standard"/>
      <text:p text:style-name="Standard"/>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n Drouas</meta:initial-creator>
    <dc:creator>Marin Drouas</dc:creator>
    <meta:creation-date>2018-05-30T17:20:00Z</meta:creation-date>
    <dc:date>2018-05-30T21:19:00Z</dc:date>
    <meta:template xlink:href="Normal.dotm" xlink:type="simple"/>
    <meta:editing-cycles>25</meta:editing-cycles>
    <meta:editing-duration>PT91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6" meta:word-count="1256" meta:character-count="8150" meta:row-count="57" meta:non-whitespace-character-count="6910"/>
  </office:meta>
</office:document-meta>
</file>